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 style:data-style-name="N110"/>
    <style:style style:name="ce4" style:family="table-cell" style:parent-style-name="Default" style:data-style-name="N110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1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grad</text:p>
          </table:table-cell>
          <table:table-cell/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Противолежащие стороны</text:p>
          </table:table-cell>
          <table:table-cell table:number-columns-repeated="2"/>
          <table:table-cell office:value-type="string" calcext:value-type="string">
            <text:p>Центральные углы, рад</text:p>
          </table:table-cell>
          <table:table-cell table:number-columns-repeated="2"/>
          <table:table-cell office:value-type="string" calcext:value-type="string">
            <text:p>ЦУ, град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fa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table:formula="of:=[.D5]*PI()/180" office:value-type="float" office:value="1.79768912955416" calcext:value-type="float">
            <text:p>1,7977</text:p>
          </table:table-cell>
          <table:table-cell/>
          <table:table-cell office:value-type="float" office:value="5080" calcext:value-type="float">
            <text:p>5080</text:p>
          </table:table-cell>
          <table:table-cell table:number-columns-repeated="2"/>
          <table:table-cell table:formula="of:=[.H5]/[.H14]" office:value-type="float" office:value="1.9014336388878" calcext:value-type="float">
            <text:p>1,9014336388878</text:p>
          </table:table-cell>
          <table:table-cell table:number-columns-repeated="2"/>
          <table:table-cell table:style-name="ce7" table:formula="of:=[.K5]*180/PI()" office:value-type="float" office:value="108.944122532473" calcext:value-type="float">
            <text:p>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ta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table:formula="of:=[.D6]*PI()/180" office:value-type="float" office:value="1.5707963267949" calcext:value-type="float">
            <text:p>1,5708</text:p>
          </table:table-cell>
          <table:table-cell/>
          <table:table-cell office:value-type="float" office:value="5610" calcext:value-type="float">
            <text:p>5610</text:p>
          </table:table-cell>
          <table:table-cell table:number-columns-repeated="2"/>
          <table:table-cell table:formula="of:=[.H6]/[.H14]" office:value-type="float" office:value="2.09981155790563" calcext:value-type="float">
            <text:p>2,09981155790563</text:p>
          </table:table-cell>
          <table:table-cell table:number-columns-repeated="2"/>
          <table:table-cell table:style-name="ce7" table:formula="of:=[.K6]*180/PI()" office:value-type="float" office:value="120.310340040783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table:formula="of:=[.D7]*PI()/180" office:value-type="float" office:value="1.22173047639603" calcext:value-type="float">
            <text:p>1,2217</text:p>
          </table:table-cell>
          <table:table-cell/>
          <table:table-cell office:value-type="float" office:value="3140" calcext:value-type="float">
            <text:p>3140</text:p>
          </table:table-cell>
          <table:table-cell table:number-columns-repeated="2"/>
          <table:table-cell table:formula="of:=[.H7]/[.H14]" office:value-type="float" office:value="1.17529559569049" calcext:value-type="float">
            <text:p>1,17529559569049</text:p>
          </table:table-cell>
          <table:table-cell table:number-columns-repeated="2"/>
          <table:table-cell table:style-name="ce7" table:formula="of:=[.K7]*180/PI()" office:value-type="float" office:value="67.3394773133792" calcext:value-type="float">
            <text:p>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4" table:formula="of:=SUM([.F5:.F8])" office:value-type="float" office:value="4.59021593274509" calcext:value-type="float">
            <text:p>4,590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Площадь паруса, кв м</text:p>
          </table:table-cell>
          <table:table-cell table:number-columns-repeated="2"/>
          <table:table-cell office:value-type="float" office:value="10.34" calcext:value-type="float">
            <text:p>10,3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Сумма углов — pi() :</text:p>
          </table:table-cell>
          <table:table-cell table:style-name="ce2" table:number-columns-repeated="2"/>
          <table:table-cell table:style-name="ce5" table:formula="of:=[.F9]-PI()" office:value-type="float" office:value="1.44862327915529" calcext:value-type="float">
            <text:p>1,44862327915529</text:p>
          </table:table-cell>
          <table:table-cell/>
          <table:table-cell table:formula="of:=[.F11]/[.F12]" office:value-type="float" office:value="7.13781156825628" calcext:value-type="float">
            <text:p>7,13781156825628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Радиус сферы, мм:</text:p>
          </table:table-cell>
          <table:table-cell table:style-name="ce2"/>
          <table:table-cell table:style-name="ce6" table:formula="of:=SQRT([.H12])*1000" office:value-type="float" office:value="2671.66831179626" calcext:value-type="float">
            <text:p>26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.00.0000</text:date>, <text:time style:data-style-name="N2" text:time-value="11:17:16.099841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00:54:16.007516094</meta:creation-date>
    <dc:date>2018-09-09T14:01:31.111850677</dc:date>
    <meta:editing-duration>PT2H1M2S</meta:editing-duration>
    <meta:editing-cycles>2</meta:editing-cycles>
    <meta:generator>LibreOffice/5.2.7.2$Linux_X86_64 LibreOffice_project/20m0$Build-2</meta:generator>
    <meta:document-statistic meta:table-count="1" meta:cell-count="31" meta:object-count="0"/>
  </office:meta>
</office:document-meta>
</file>